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akjur</text:p>
          </table:table-cell>
          <table:table-cell office:value-type="string" calcext:value-type="string">
            <text:p>kode_tu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jam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1" calcext:value-type="float">
            <text:p>4001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6" calcext:value-type="float">
            <text:p>4006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1" calcext:value-type="float">
            <text:p>4501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3" calcext:value-type="float">
            <text:p>4503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02" calcext:value-type="float">
            <text:p>4602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03" calcext:value-type="float">
            <text:p>4203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20:43:57.638290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4:05:23.784159060</meta:creation-date>
    <dc:date>2017-12-10T22:54:25.308407052</dc:date>
    <meta:editing-duration>PT2H15M19S</meta:editing-duration>
    <meta:editing-cycles>2</meta:editing-cycles>
    <meta:generator>LibreOffice/5.1.6.2$Linux_X86_64 LibreOffice_project/10m0$Build-2</meta:generator>
    <meta:document-statistic meta:table-count="1" meta:cell-count="112" meta:object-count="0"/>
  </office:meta>
</office:document-meta>
</file>